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3.059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ta-base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In lab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PinSocket_1x5_left_TartanArtibeus_base_c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Socket_5_bas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3,J7</text:p>
          </table:table-cell>
          <table:table-cell office:value-type="float" office:value="5023860570" calcext:value-type="float">
            <text:p>50238605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ocket_5_base</text:p>
          </table:table-cell>
          <table:table-cell/>
          <table:table-cell table:style-name="ce2" office:value-type="string" calcext:value-type="string">
            <text:p>WM2270-ND‎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**,REF**</text:p>
          </table:table-cell>
          <table:table-cell office:value-type="string" calcext:value-type="string">
            <text:p>MountingHole_6.4mm_M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Hole_6.4mm_M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Socket_1x5_right_TartanArtibeus_base_c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Socket_5_bas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itch_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DT</text:p>
          </table:table-cell>
          <table:table-cell/>
          <table:table-cell table:style-name="ce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hassis_gnd_scr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_Screw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603_1608Metric_base_cp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_1608Metric_base_c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M</text:p>
          </table:table-cell>
          <table:table-cell/>
          <table:table-cell table:style-name="ce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itch_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DT</text:p>
          </table:table-cell>
          <table:table-cell/>
          <table:table-cell table:style-name="ce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BSB008NE2LXXUM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B008NE2LXXUMA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burn_w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rn_wire</text:p>
          </table:table-cell>
          <table:table-cell/>
          <table:table-cell table:style-name="ce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1,J6</text:p>
          </table:table-cell>
          <table:table-cell office:value-type="string" calcext:value-type="string">
            <text:p>PinSocket_1x16_TartanArtibeus_base_c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ocket_16_bas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2,J4</text:p>
          </table:table-cell>
          <table:table-cell office:value-type="string" calcext:value-type="string">
            <text:p>PinSocket_1x4_TartanArtibeus_base_c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ocket_4_bas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MountingHoles_TartanArtibeus_base_c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_standoffs</text:p>
          </table:table-cell>
          <table:table-cell/>
          <table:table-cell table:style-name="ce3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calcext:value-type="string">
            <text:p><text:a xlink:href="https://www.digikey.com/product-detail/en/5023800500/WM2270-ND/2368427?itemSeq=372085343" xlink:type="simple">WM2270-ND‎</text:a>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<text:a xlink:href="https://www.digikey.com/product-detail/en/5023860570/WM4949CT-ND/2700571?itemSeq=372085566" xlink:type="simple">‎WM4949CT-ND‎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6T15:49:33.514019770</dc:date>
    <meta:editing-duration>PT9M7S</meta:editing-duration>
    <meta:editing-cycles>1</meta:editing-cycles>
    <meta:document-statistic meta:table-count="1" meta:cell-count="80" meta:object-count="0"/>
    <meta:generator>LibreOffice/6.4.7.2$Linux_X86_64 LibreOffice_project/40$Build-2</meta:generator>
  </office:meta>
</office:document-meta>
</file>